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paragraph-rsid="0078d510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style="normal" style:text-underline-style="none" fo:font-weight="bold" officeooo:rsid="00cf07b0" officeooo:paragraph-rsid="00cf07b0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style="normal" style:text-underline-style="none" fo:font-weight="bold" officeooo:rsid="00cf07b0" officeooo:paragraph-rsid="00d44702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04c69c" officeooo:paragraph-rsid="0004c69c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04c69c" officeooo:paragraph-rsid="00201841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04c69c" officeooo:paragraph-rsid="003c39ac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04c69c" officeooo:paragraph-rsid="009bb686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04c69c" officeooo:paragraph-rsid="001cddfd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04c69c" officeooo:paragraph-rsid="003b021b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04c69c" officeooo:paragraph-rsid="0067d3e3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04c69c" officeooo:paragraph-rsid="006d8b7f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012477" officeooo:paragraph-rsid="00012477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04c69c" officeooo:paragraph-rsid="000770b5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00adf4" officeooo:paragraph-rsid="0000adf4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bold" officeooo:rsid="0000adf4" officeooo:paragraph-rsid="0000adf4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size="13pt" fo:font-style="normal" style:text-underline-style="none" fo:font-weight="bold" officeooo:rsid="0000adf4" officeooo:paragraph-rsid="0000adf4" style:font-size-asian="13pt" style:font-style-asian="normal" style:font-weight-asian="bold" style:font-size-complex="13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3pt" fo:font-style="normal" style:text-underline-style="none" fo:font-weight="bold" officeooo:rsid="0072cccb" officeooo:paragraph-rsid="0072cccb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text-properties fo:font-size="12pt" officeooo:rsid="0000adf4" officeooo:paragraph-rsid="0078d510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04c69c" officeooo:paragraph-rsid="006d8b7f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04c69c" officeooo:paragraph-rsid="003c39ac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font-size="12pt" fo:font-style="normal" style:text-underline-style="solid" style:text-underline-width="auto" style:text-underline-color="font-color" fo:font-weight="bold" officeooo:rsid="0000adf4" officeooo:paragraph-rsid="0000adf4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text-properties fo:font-size="15pt" style:text-underline-style="none" fo:font-weight="bold" officeooo:rsid="0078d510" officeooo:paragraph-rsid="0078d510" style:font-size-asian="15pt" style:font-weight-asian="bold" style:font-size-complex="15pt" style:font-weight-complex="bold"/>
    </style:style>
    <style:style style:name="T1" style:family="text">
      <style:text-properties style:text-underline-style="none" officeooo:rsid="0078d510"/>
    </style:style>
    <style:style style:name="T2" style:family="text">
      <style:text-properties officeooo:rsid="0002b5e8"/>
    </style:style>
    <style:style style:name="T3" style:family="text">
      <style:text-properties officeooo:rsid="000401cf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3pt" fo:font-weight="bold" officeooo:rsid="000770b5" style:font-size-asian="13pt" style:font-weight-asian="bold" style:font-size-complex="13pt" style:font-weight-complex="bold"/>
    </style:style>
    <style:style style:name="T6" style:family="text">
      <style:text-properties fo:font-size="13pt" fo:font-weight="bold" officeooo:rsid="001cddfd" style:font-size-asian="13pt" style:font-weight-asian="bold" style:font-size-complex="13pt" style:font-weight-complex="bold"/>
    </style:style>
    <style:style style:name="T7" style:family="text">
      <style:text-properties fo:font-size="13pt" fo:font-weight="bold" officeooo:rsid="003b021b" style:font-size-asian="13pt" style:font-weight-asian="bold" style:font-size-complex="13pt" style:font-weight-complex="bold"/>
    </style:style>
    <style:style style:name="T8" style:family="text">
      <style:text-properties fo:font-size="13pt" fo:font-weight="bold" officeooo:rsid="003c39ac" style:font-size-asian="13pt" style:font-weight-asian="bold" style:font-size-complex="13pt" style:font-weight-complex="bold"/>
    </style:style>
    <style:style style:name="T9" style:family="text">
      <style:text-properties fo:font-size="13pt" fo:font-weight="bold" officeooo:rsid="003eae7a" style:font-size-asian="13pt" style:font-weight-asian="bold" style:font-size-complex="13pt" style:font-weight-complex="bold"/>
    </style:style>
    <style:style style:name="T10" style:family="text">
      <style:text-properties fo:font-size="13pt" fo:font-weight="bold" officeooo:rsid="006d8b7f" style:font-size-asian="13pt" style:font-weight-asian="bold" style:font-size-complex="13pt" style:font-weight-complex="bold"/>
    </style:style>
    <style:style style:name="T11" style:family="text">
      <style:text-properties officeooo:rsid="0078d510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d21cf9" style:font-weight-asian="normal" style:font-weight-complex="normal"/>
    </style:style>
    <style:style style:name="T14" style:family="text">
      <style:text-properties fo:font-weight="normal" officeooo:rsid="00d44702" style:font-weight-asian="normal" style:font-weight-complex="normal"/>
    </style:style>
    <style:style style:name="T15" style:family="text">
      <style:text-properties fo:font-weight="normal" officeooo:rsid="000770b5" style:font-size-asian="12pt" style:font-weight-asian="normal" style:font-weight-complex="normal"/>
    </style:style>
    <style:style style:name="T16" style:family="text">
      <style:text-properties fo:font-weight="normal" officeooo:rsid="009796de" style:font-size-asian="12pt" style:font-weight-asian="normal" style:font-weight-complex="normal"/>
    </style:style>
    <style:style style:name="T17" style:family="text">
      <style:text-properties fo:font-weight="normal" officeooo:rsid="0054c31d" style:font-size-asian="12pt" style:font-weight-asian="normal" style:font-weight-complex="normal"/>
    </style:style>
    <style:style style:name="T18" style:family="text">
      <style:text-properties fo:font-weight="normal" officeooo:rsid="005878d4" style:font-size-asian="12pt" style:font-weight-asian="normal" style:font-weight-complex="normal"/>
    </style:style>
    <style:style style:name="T19" style:family="text">
      <style:text-properties fo:font-weight="normal" officeooo:rsid="005addf2" style:font-size-asian="12pt" style:font-weight-asian="normal" style:font-weight-complex="normal"/>
    </style:style>
    <style:style style:name="T20" style:family="text">
      <style:text-properties fo:font-weight="normal" officeooo:rsid="009ab1a9" style:font-size-asian="12pt" style:font-weight-asian="normal" style:font-weight-complex="normal"/>
    </style:style>
    <style:style style:name="T21" style:family="text">
      <style:text-properties fo:font-weight="normal" officeooo:rsid="000d21f1" style:font-size-asian="12pt" style:font-weight-asian="normal" style:font-weight-complex="normal"/>
    </style:style>
    <style:style style:name="T22" style:family="text">
      <style:text-properties fo:font-weight="normal" officeooo:rsid="0010fd9f" style:font-size-asian="12pt" style:font-weight-asian="normal" style:font-weight-complex="normal"/>
    </style:style>
    <style:style style:name="T23" style:family="text">
      <style:text-properties fo:font-weight="normal" officeooo:rsid="0014b19b" style:font-size-asian="12pt" style:font-weight-asian="normal" style:font-weight-complex="normal"/>
    </style:style>
    <style:style style:name="T24" style:family="text">
      <style:text-properties fo:font-weight="normal" officeooo:rsid="00e32cce" style:font-size-asian="12pt" style:font-weight-asian="normal" style:font-weight-complex="normal"/>
    </style:style>
    <style:style style:name="T25" style:family="text">
      <style:text-properties fo:font-weight="normal" officeooo:rsid="00d2f43d" style:font-size-asian="12pt" style:font-weight-asian="normal" style:font-weight-complex="normal"/>
    </style:style>
    <style:style style:name="T26" style:family="text">
      <style:text-properties fo:font-weight="normal" officeooo:rsid="0009ad1b" style:font-size-asian="12pt" style:font-weight-asian="normal" style:font-weight-complex="normal"/>
    </style:style>
    <style:style style:name="T27" style:family="text">
      <style:text-properties fo:font-weight="normal" officeooo:rsid="00245575" style:font-size-asian="12pt" style:font-weight-asian="normal" style:font-weight-complex="normal"/>
    </style:style>
    <style:style style:name="T28" style:family="text">
      <style:text-properties fo:font-weight="normal" officeooo:rsid="00772544" style:font-size-asian="12pt" style:font-weight-asian="normal" style:font-weight-complex="normal"/>
    </style:style>
    <style:style style:name="T29" style:family="text">
      <style:text-properties fo:font-weight="normal" officeooo:rsid="00201841" style:font-size-asian="12pt" style:font-weight-asian="normal" style:font-weight-complex="normal"/>
    </style:style>
    <style:style style:name="T30" style:family="text">
      <style:text-properties fo:font-weight="normal" officeooo:rsid="002d483f" style:font-size-asian="12pt" style:font-weight-asian="normal" style:font-weight-complex="normal"/>
    </style:style>
    <style:style style:name="T31" style:family="text">
      <style:text-properties fo:font-weight="normal" officeooo:rsid="002226a1" style:font-size-asian="12pt" style:font-weight-asian="normal" style:font-weight-complex="normal"/>
    </style:style>
    <style:style style:name="T32" style:family="text">
      <style:text-properties fo:font-weight="normal" officeooo:rsid="00219a23" style:font-size-asian="12pt" style:font-weight-asian="normal" style:font-weight-complex="normal"/>
    </style:style>
    <style:style style:name="T33" style:family="text">
      <style:text-properties fo:font-weight="normal" officeooo:rsid="0029f909" style:font-size-asian="12pt" style:font-weight-asian="normal" style:font-weight-complex="normal"/>
    </style:style>
    <style:style style:name="T34" style:family="text">
      <style:text-properties fo:font-weight="normal" officeooo:rsid="002547f2" style:font-size-asian="12pt" style:font-weight-asian="normal" style:font-weight-complex="normal"/>
    </style:style>
    <style:style style:name="T35" style:family="text">
      <style:text-properties fo:font-weight="normal" officeooo:rsid="00aad412" style:font-size-asian="12pt" style:font-weight-asian="normal" style:font-weight-complex="normal"/>
    </style:style>
    <style:style style:name="T36" style:family="text">
      <style:text-properties fo:font-weight="normal" officeooo:rsid="00a4b60f" style:font-size-asian="12pt" style:font-weight-asian="normal" style:font-weight-complex="normal"/>
    </style:style>
    <style:style style:name="T37" style:family="text">
      <style:text-properties fo:font-weight="normal" officeooo:rsid="00329ba6" style:font-size-asian="12pt" style:font-weight-asian="normal" style:font-weight-complex="normal"/>
    </style:style>
    <style:style style:name="T38" style:family="text">
      <style:text-properties fo:font-weight="normal" officeooo:rsid="0036ba1e" style:font-size-asian="12pt" style:font-weight-asian="normal" style:font-weight-complex="normal"/>
    </style:style>
    <style:style style:name="T39" style:family="text">
      <style:text-properties fo:font-weight="normal" officeooo:rsid="0037cd5f" style:font-size-asian="12pt" style:font-weight-asian="normal" style:font-weight-complex="normal"/>
    </style:style>
    <style:style style:name="T40" style:family="text">
      <style:text-properties fo:font-weight="normal" officeooo:rsid="003eae7a" style:font-size-asian="12pt" style:font-weight-asian="normal" style:font-weight-complex="normal"/>
    </style:style>
    <style:style style:name="T41" style:family="text">
      <style:text-properties fo:font-weight="normal" officeooo:rsid="00ac850f" style:font-size-asian="12pt" style:font-weight-asian="normal" style:font-weight-complex="normal"/>
    </style:style>
    <style:style style:name="T42" style:family="text">
      <style:text-properties fo:font-weight="normal" officeooo:rsid="004efe3c" style:font-size-asian="12pt" style:font-weight-asian="normal" style:font-weight-complex="normal"/>
    </style:style>
    <style:style style:name="T43" style:family="text">
      <style:text-properties fo:font-weight="normal" officeooo:rsid="00b330b9" style:font-size-asian="12pt" style:font-weight-asian="normal" style:font-weight-complex="normal"/>
    </style:style>
    <style:style style:name="T44" style:family="text">
      <style:text-properties fo:font-weight="normal" officeooo:rsid="0050d4ad" style:font-size-asian="12pt" style:font-weight-asian="normal" style:font-weight-complex="normal"/>
    </style:style>
    <style:style style:name="T45" style:family="text">
      <style:text-properties fo:font-weight="normal" officeooo:rsid="00b4dcfd" style:font-size-asian="12pt" style:font-weight-asian="normal" style:font-weight-complex="normal"/>
    </style:style>
    <style:style style:name="T46" style:family="text">
      <style:text-properties fo:font-weight="normal" officeooo:rsid="00b65f62" style:font-size-asian="12pt" style:font-weight-asian="normal" style:font-weight-complex="normal"/>
    </style:style>
    <style:style style:name="T47" style:family="text">
      <style:text-properties fo:font-weight="normal" officeooo:rsid="006c67ab" style:font-size-asian="12pt" style:font-weight-asian="normal" style:font-weight-complex="normal"/>
    </style:style>
    <style:style style:name="T48" style:family="text">
      <style:text-properties fo:font-weight="normal" officeooo:rsid="00bc946b" style:font-size-asian="12pt" style:font-weight-asian="normal" style:font-weight-complex="normal"/>
    </style:style>
    <style:style style:name="T49" style:family="text">
      <style:text-properties fo:font-weight="normal" officeooo:rsid="00bea8bc" style:font-size-asian="12pt" style:font-weight-asian="normal" style:font-weight-complex="normal"/>
    </style:style>
    <style:style style:name="T50" style:family="text">
      <style:text-properties fo:font-weight="normal" officeooo:rsid="00c16ab7" style:font-size-asian="12pt" style:font-weight-asian="normal" style:font-weight-complex="normal"/>
    </style:style>
    <style:style style:name="T51" style:family="text">
      <style:text-properties fo:font-weight="normal" officeooo:rsid="00c2ca59" style:font-size-asian="12pt" style:font-weight-asian="normal" style:font-weight-complex="normal"/>
    </style:style>
    <style:style style:name="T52" style:family="text">
      <style:text-properties fo:font-weight="normal" officeooo:rsid="00c3dd79" style:font-size-asian="12pt" style:font-weight-asian="normal" style:font-weight-complex="normal"/>
    </style:style>
    <style:style style:name="T53" style:family="text">
      <style:text-properties fo:font-weight="normal" officeooo:rsid="006d8b7f" style:font-size-asian="12pt" style:font-weight-asian="normal" style:font-weight-complex="normal"/>
    </style:style>
    <style:style style:name="T54" style:family="text">
      <style:text-properties fo:font-weight="normal" officeooo:rsid="006f1e88" style:font-size-asian="12pt" style:font-weight-asian="normal" style:font-weight-complex="normal"/>
    </style:style>
    <style:style style:name="T55" style:family="text">
      <style:text-properties fo:font-weight="normal" officeooo:rsid="00cc6703" style:font-size-asian="12pt" style:font-weight-asian="normal" style:font-weight-complex="normal"/>
    </style:style>
    <style:style style:name="T56" style:family="text">
      <style:text-properties fo:font-weight="normal" officeooo:rsid="0070c943" style:font-size-asian="12pt" style:font-weight-asian="normal" style:font-weight-complex="normal"/>
    </style:style>
    <style:style style:name="T57" style:family="text">
      <style:text-properties fo:font-weight="normal" officeooo:rsid="00c8622e" style:font-size-asian="12pt" style:font-weight-asian="normal" style:font-weight-complex="normal"/>
    </style:style>
    <style:style style:name="T58" style:family="text">
      <style:text-properties officeooo:rsid="00830c28"/>
    </style:style>
    <style:style style:name="T59" style:family="text">
      <style:text-properties officeooo:rsid="00845c15"/>
    </style:style>
    <style:style style:name="T60" style:family="text">
      <style:text-properties officeooo:rsid="0085759e"/>
    </style:style>
    <style:style style:name="T61" style:family="text">
      <style:text-properties officeooo:rsid="00860e33"/>
    </style:style>
    <style:style style:name="T62" style:family="text">
      <style:text-properties fo:font-size="12pt" fo:font-weight="bold" officeooo:rsid="003b021b" style:font-size-asian="12pt" style:font-weight-asian="bold" style:font-size-complex="12pt" style:font-weight-complex="bold"/>
    </style:style>
    <style:style style:name="T63" style:family="text">
      <style:text-properties fo:font-size="12pt" fo:font-weight="bold" officeooo:rsid="006d8b7f" style:font-size-asian="12pt" style:font-weight-asian="bold" style:font-size-complex="12pt" style:font-weight-complex="bold"/>
    </style:style>
    <style:style style:name="T64" style:family="text">
      <style:text-properties fo:font-size="12pt" fo:font-weight="normal" officeooo:rsid="0037cd5f" style:font-size-asian="12pt" style:font-weight-asian="normal" style:font-size-complex="12pt" style:font-weight-complex="normal"/>
    </style:style>
    <style:style style:name="T65" style:family="text">
      <style:text-properties fo:font-size="12pt" fo:font-weight="normal" officeooo:rsid="003eae7a" style:font-size-asian="12pt" style:font-weight-asian="normal" style:font-size-complex="12pt" style:font-weight-complex="normal"/>
    </style:style>
    <style:style style:name="T66" style:family="text">
      <style:text-properties fo:font-size="12pt" fo:font-weight="normal" officeooo:rsid="006d8b7f" style:font-size-asian="12pt" style:font-weight-asian="normal" style:font-size-complex="12pt" style:font-weight-complex="normal"/>
    </style:style>
    <style:style style:name="T67" style:family="text">
      <style:text-properties officeooo:rsid="009796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 text:c="38"/></text:p>
      <text:p text:style-name="P1"><text:span text:style-name="T11">Title : </text:span><text:span text:style-name="T1">Crowd Debugging</text:span></text:p>
      <text:p text:style-name="P23">Authors : Fuxiang Chen and Sunghun Kim</text:p>
      <text:p text:style-name="P23">Review written by : Doti SandhyaRani</text:p>
      <text:p text:style-name="P22"/>
      <text:p text:style-name="P17">Motivation:</text:p>
      <text:p text:style-name="P12"><text:span text:style-name="T58">Research <text:s/>shows that,</text:span> <text:span text:style-name="T67">many developers are facing common issues in their source code and t</text:span>here are <text:span text:style-name="T59">lots of recurring questions </text:span><text:s/>in stack overflow, in which developers need to <text:span text:style-name="T59">check</text:span> them each time and shou<text:span text:style-name="T59">ld be well known</text:span> with the content <text:span text:style-name="T60">to obtain the </text:span>crowd’s knowledge. <text:span text:style-name="T61">But d</text:span>ue <text:span text:style-name="T60">to the huge amount </text:span>of QA data, it is hard for developers <text:span text:style-name="T3">to catch up</text:span>. <text:span text:style-name="T2">Previous research has shown that users ask recurring questions about code idioms in the developers QA site, Stack Overflow. Although mechanisms have already <text:s/>put into place to avoid recurring questions, still there exits a huge number of recurring questions. This can be improved by mining QA sites to help developers debug their code. <text:s/></text:span></text:p>
      <text:p text:style-name="P12"/>
      <text:p text:style-name="P4"><text:span text:style-name="Strong_20_Emphasis"><text:span text:style-name="T4">Propos</text:span></text:span><text:span text:style-name="Strong_20_Emphasis"><text:span text:style-name="T5">ed Solution:</text:span></text:span></text:p>
      <text:p text:style-name="P7"><text:span text:style-name="Strong_20_Emphasis"><text:span text:style-name="T15">The proposed solution is mining the QA sites, to help developers debug their code </text:span></text:span><text:span text:style-name="Strong_20_Emphasis"><text:span text:style-name="T16">using crowd knowledge </text:span></text:span><text:span text:style-name="Strong_20_Emphasis"><text:span text:style-name="T17">and </text:span></text:span><text:span text:style-name="Strong_20_Emphasis"><text:span text:style-name="T16">to</text:span></text:span><text:span text:style-name="Strong_20_Emphasis"><text:span text:style-name="T17"> evaluate the number of re</text:span></text:span><text:span text:style-name="Strong_20_Emphasis"><text:span text:style-name="T16">peated</text:span></text:span><text:span text:style-name="Strong_20_Emphasis"><text:span text:style-name="T17"> questions in S</text:span></text:span><text:span text:style-name="Strong_20_Emphasis"><text:span text:style-name="T18">tack Overf</text:span></text:span><text:span text:style-name="Strong_20_Emphasis"><text:span text:style-name="T19">low</text:span></text:span><text:span text:style-name="Strong_20_Emphasis"><text:span text:style-name="T17">. <text:s/></text:span></text:span><text:span text:style-name="Strong_20_Emphasis"><text:span text:style-name="T20">The crowd knowledge provides the solutions and explanations to the source code issues </text:span></text:span><text:span text:style-name="Strong_20_Emphasis"><text:span text:style-name="T21"><text:s/>whi</text:span></text:span><text:span text:style-name="Strong_20_Emphasis"><text:span text:style-name="T22">ch are absent from existing static analysis tools </text:span></text:span><text:span text:style-name="Strong_20_Emphasis"><text:span text:style-name="T23">(FindBugs, PMD, and J</text:span></text:span><text:span text:style-name="Strong_20_Emphasis"><text:span text:style-name="T24">L</text:span></text:span><text:span text:style-name="Strong_20_Emphasis"><text:span text:style-name="T23">int) </text:span></text:span><text:span text:style-name="Strong_20_Emphasis"><text:span text:style-name="T25">when compared</text:span></text:span><text:span text:style-name="Strong_20_Emphasis"><text:span text:style-name="T23">.</text:span></text:span><text:span text:style-name="Strong_20_Emphasis"><text:span text:style-name="T20"> </text:span></text:span><text:span text:style-name="Strong_20_Emphasis"><text:span text:style-name="T26">This mechanism identifies the defective code fragments by first detecting code clones. And then coupled with crowds suggested solution and reports to developers for the </text:span></text:span><text:span text:style-name="Strong_20_Emphasis"><text:span text:style-name="T20">feedback</text:span></text:span><text:span text:style-name="Strong_20_Emphasis"><text:span text:style-name="T26">. </text:span></text:span></text:p>
      <text:p text:style-name="P13"/>
      <text:p text:style-name="P8"><text:span text:style-name="Strong_20_Emphasis"><text:span text:style-name="T6">Evaluation:</text:span></text:span></text:p>
      <text:p text:style-name="P5"><text:span text:style-name="Strong_20_Emphasis"><text:span text:style-name="T27">The <text:s/>approach </text:span></text:span><text:span text:style-name="Strong_20_Emphasis"><text:span text:style-name="T28">of</text:span></text:span><text:span text:style-name="Strong_20_Emphasis"><text:span text:style-name="T27"> m</text:span></text:span><text:span text:style-name="Strong_20_Emphasis"><text:span text:style-name="T29">in</text:span></text:span><text:span text:style-name="Strong_20_Emphasis"><text:span text:style-name="T30">in</text:span></text:span><text:span text:style-name="Strong_20_Emphasis"><text:span text:style-name="T29">g QA sites is evaluated </text:span></text:span><text:span text:style-name="Strong_20_Emphasis"><text:span text:style-name="T31">based on </text:span></text:span><text:span text:style-name="Strong_20_Emphasis"><text:span text:style-name="T29"><text:s/></text:span></text:span><text:span text:style-name="Strong_20_Emphasis"><text:span text:style-name="T31">generating reasonable </text:span></text:span><text:span text:style-name="Strong_20_Emphasis"><text:span text:style-name="T29"><text:s/>number </text:span></text:span><text:span text:style-name="Strong_20_Emphasis"><text:span text:style-name="T32">of </text:span></text:span><text:span text:style-name="Strong_20_Emphasis"><text:span text:style-name="T33">(189)</text:span></text:span><text:span text:style-name="Strong_20_Emphasis"><text:span text:style-name="T32"> </text:span></text:span><text:span text:style-name="Strong_20_Emphasis"><text:span text:style-name="T31">warnings in eight high- quality and well maintained projects, and produce a high percentage </text:span></text:span><text:span text:style-name="Strong_20_Emphasis"><text:span text:style-name="T34">90.5% <text:s/></text:span></text:span><text:span text:style-name="Strong_20_Emphasis"><text:span text:style-name="T35">(171) </text:span></text:span><text:span text:style-name="Strong_20_Emphasis"><text:span text:style-name="T31">of <text:s/>bugs </text:span></text:span><text:span text:style-name="Strong_20_Emphasis"><text:span text:style-name="T36">which are confirmed by the developers</text:span></text:span><text:span text:style-name="Strong_20_Emphasis"><text:span text:style-name="T31">. </text:span></text:span><text:span text:style-name="Strong_20_Emphasis"><text:span text:style-name="T37">Comparing the results with existing static analysis tools (FindBugs, JLint and PMD)</text:span></text:span><text:span text:style-name="Strong_20_Emphasis"><text:span text:style-name="T31"> , </text:span></text:span><text:span text:style-name="Strong_20_Emphasis"><text:span text:style-name="T35">out of 171 bugs identified,</text:span></text:span><text:span text:style-name="Strong_20_Emphasis"><text:span text:style-name="T31"> </text:span></text:span><text:span text:style-name="Strong_20_Emphasis"><text:span text:style-name="T38">six of the confirmed bugs are detected by FindBugs </text:span></text:span><text:span text:style-name="Strong_20_Emphasis"><text:span text:style-name="T39">and these static analyses tools missed 165 (96.6%) bugs when detecting the six of the same bugs.</text:span></text:span></text:p>
      <text:p text:style-name="P5"><text:span text:style-name="Strong_20_Emphasis"><text:span text:style-name="T64"/></text:span></text:p>
      <text:p text:style-name="P9"><text:span text:style-name="Strong_20_Emphasis"><text:span text:style-name="T7">Analysis:</text:span></text:span></text:p>
      <text:p text:style-name="P6"><text:span text:style-name="Strong_20_Emphasis"><text:span text:style-name="T62"/></text:span></text:p>
      <text:p text:style-name="P6"><text:span text:style-name="Strong_20_Emphasis"><text:span text:style-name="T8">Good Point: </text:span></text:span><text:span text:style-name="Strong_20_Emphasis"><text:span text:style-name="T40">In this paper, the </text:span></text:span><text:span text:style-name="Strong_20_Emphasis"><text:span text:style-name="T41">tool </text:span></text:span><text:span text:style-name="Strong_20_Emphasis"><text:span text:style-name="T42">not only </text:span></text:span><text:span text:style-name="Strong_20_Emphasis"><text:span text:style-name="T41">identifies </text:span></text:span><text:span text:style-name="Strong_20_Emphasis"><text:span text:style-name="T42">the bugs, </text:span></text:span><text:span text:style-name="Strong_20_Emphasis"><text:span text:style-name="T43">but</text:span></text:span><text:span text:style-name="Strong_20_Emphasis"><text:span text:style-name="T41"> also </text:span></text:span><text:span text:style-name="Strong_20_Emphasis"><text:span text:style-name="T42">provid</text:span></text:span><text:span text:style-name="Strong_20_Emphasis"><text:span text:style-name="T41">es comprehensive</text:span></text:span><text:span text:style-name="Strong_20_Emphasis"><text:span text:style-name="T42"> <text:s/>explanation </text:span></text:span><text:span text:style-name="Strong_20_Emphasis"><text:span text:style-name="T41">using the SO posts to the developers. </text:span></text:span><text:span text:style-name="Strong_20_Emphasis"><text:span text:style-name="T42"><text:s/></text:span></text:span><text:span text:style-name="Strong_20_Emphasis"><text:span text:style-name="T44">This </text:span></text:span><text:span text:style-name="Strong_20_Emphasis"><text:span text:style-name="T45">will further enhance </text:span></text:span><text:span text:style-name="Strong_20_Emphasis"><text:span text:style-name="T46">their</text:span></text:span><text:span text:style-name="Strong_20_Emphasis"><text:span text:style-name="T45"> understanding on the detected warnings.</text:span></text:span></text:p>
      <text:p text:style-name="P6"><text:span text:style-name="Strong_20_Emphasis"><text:span text:style-name="T65"/></text:span></text:p>
      <text:p text:style-name="P10"><text:span text:style-name="Strong_20_Emphasis"><text:span text:style-name="T9">Bad Point:</text:span></text:span><text:span text:style-name="Strong_20_Emphasis"><text:span text:style-name="T40"> </text:span></text:span><text:span text:style-name="Strong_20_Emphasis"><text:span text:style-name="T47">The approach </text:span></text:span><text:span text:style-name="Strong_20_Emphasis"><text:span text:style-name="T48">focused </text:span></text:span><text:span text:style-name="Strong_20_Emphasis"><text:span text:style-name="T47">only </text:span></text:span><text:span text:style-name="Strong_20_Emphasis"><text:span text:style-name="T49">on </text:span></text:span><text:span text:style-name="Strong_20_Emphasis"><text:span text:style-name="T47">the code terms and </text:span></text:span><text:span text:style-name="Strong_20_Emphasis"><text:span text:style-name="T50">the</text:span></text:span><text:span text:style-name="Strong_20_Emphasis"><text:span text:style-name="T47"> SO title. But it is not sufficient to determine the </text:span></text:span><text:span text:style-name="Strong_20_Emphasis"><text:span text:style-name="T51">e</text:span></text:span><text:span text:style-name="Strong_20_Emphasis"><text:span text:style-name="T47">ffectiveness of mining QA sites </text:span></text:span><text:span text:style-name="Strong_20_Emphasis"><text:span text:style-name="T52">to help developers debug their code</text:span></text:span><text:span text:style-name="Strong_20_Emphasis"><text:span text:style-name="T47">. Because developers may present some code terms in natural text language in SO question and SO answer which </text:span></text:span><text:span text:style-name="Strong_20_Emphasis"><text:span text:style-name="T53">we may have missed them.</text:span></text:span></text:p>
      <text:p text:style-name="P10"><text:span text:style-name="Strong_20_Emphasis"><text:span text:style-name="T66"/></text:span></text:p>
      <text:p text:style-name="P11"><text:span text:style-name="Strong_20_Emphasis"><text:span text:style-name="T63"/></text:span></text:p>
      <text:p text:style-name="P11"><text:span text:style-name="Strong_20_Emphasis"><text:span text:style-name="T10"/></text:span></text:p>
      <text:p text:style-name="P11"><text:span text:style-name="Strong_20_Emphasis"><text:span text:style-name="T10"/></text:span></text:p>
      <text:p text:style-name="P11"><text:span text:style-name="Strong_20_Emphasis"><text:span text:style-name="T10"/></text:span></text:p>
      <text:p text:style-name="P11"><text:span text:style-name="Strong_20_Emphasis"><text:span text:style-name="T10"/></text:span></text:p>
      <text:p text:style-name="P11"><text:span text:style-name="Strong_20_Emphasis"><text:span text:style-name="T10"/></text:span></text:p>
      <text:p text:style-name="P11"><text:soft-page-break/><text:span text:style-name="Strong_20_Emphasis"><text:span text:style-name="T10"/></text:span></text:p>
      <text:p text:style-name="P11"><text:span text:style-name="Strong_20_Emphasis"><text:span text:style-name="T10">Potential Project: </text:span></text:span><text:span text:style-name="Strong_20_Emphasis"><text:span text:style-name="T54">As developers may write some code terms in natural text </text:span></text:span><text:span text:style-name="Strong_20_Emphasis"><text:span text:style-name="T55">language </text:span></text:span><text:span text:style-name="Strong_20_Emphasis"><text:span text:style-name="T56">which</text:span></text:span></text:p>
      <text:p text:style-name="P4"><text:span text:style-name="Strong_20_Emphasis"><text:span text:style-name="T56">we are not able to recognize them. The project can be extended to investigate </text:span></text:span><text:span text:style-name="Strong_20_Emphasis"><text:span text:style-name="T57">pattern matching techniques </text:span></text:span><text:span text:style-name="Strong_20_Emphasis"><text:span text:style-name="T56">to identify the natural text in SO question and <text:s/>SO answer.</text:span></text:span></text:p>
      <text:p text:style-name="P4"><text:span text:style-name="Strong_20_Emphasis"><text:span text:style-name="T4"/></text:span></text:p>
      <text:p text:style-name="P18">Questions:</text:p>
      <text:p text:style-name="P2"><text:span text:style-name="T12">1)</text:span> <text:span text:style-name="T14">What is the need to compare the confirmed bugs with the static analysis tools in the proposed solution?</text:span></text:p>
      <text:p text:style-name="P3"><text:span text:style-name="T12">2) </text:span><text:s/><text:span text:style-name="T12">What approach you will implement to recognize the natural text in SO site to match the pattern with the crowd kno</text:span><text:span text:style-name="T13">wledge </text:span><text:span text:style-name="T12">?</text:span></text:p>
      <text:p text:style-name="P15"/>
      <text:p text:style-name="P15"/>
      <text:p text:style-name="P15"/>
      <text:p text:style-name="P14"/>
      <text:p text:style-name="P14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4:04:02.632111624</meta:creation-date>
    <dc:date>2017-10-04T21:13:45.315887992</dc:date>
    <meta:editing-duration>PT3H54M20S</meta:editing-duration>
    <meta:editing-cycles>97</meta:editing-cycles>
    <meta:generator>LibreOffice/5.3.1.2$Linux_X86_64 LibreOffice_project/30m0$Build-2</meta:generator>
    <meta:document-statistic meta:table-count="0" meta:image-count="0" meta:object-count="0" meta:page-count="2" meta:paragraph-count="18" meta:word-count="476" meta:character-count="2944" meta:non-whitespace-character-count="2430"/>
  </office:meta>
</office:document-meta>
</file>